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2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 2</text:p>
      <text:p text:style-name="Standard"/>
      <text:p text:style-name="Standard">Claim : The algorithm “routes1” correctly solves the “Route Counting” problem. That is, if this algorithm is executed with 2 nonnegative integers n and m as input then the computation eventually terminates, and the value of Routes(n, m) is returned.</text:p>
      <text:p text:style-name="Standard"/>
      <text:p text:style-name="Standard">Method of Proof: This will be proved by standard mathematical induction, specifically, induction on the value of the inputs n and m. The cases where n = 0 and m = 0 will be considered as the basis. </text:p>
      <text:p text:style-name="Standard"/>
      <text:p text:style-name="Standard"><text:span text:style-name="T1">Basis</text:span>: If n = 0 and m = 0 then an execution of the algorithm on this input includes:</text:p>
      <text:list xml:id="list1752349236" text:style-name="L1">
        <text:list-item>
          <text:list>
            <text:list-item>
              <text:p text:style-name="P1">an execution of the test at step 1, which is passed, and</text:p>
            </text:list-item>
            <text:list-item>
              <text:p text:style-name="P1">an execution of the return statement at step 2 – resulting in the termination of the algorithm, with the value 1 returned as output.</text:p>
            </text:list-item>
          </text:list>
        </text:list-item>
      </text:list>
      <text:p text:style-name="Standard"/>
      <text:p text:style-name="Standard">Since Routes(0,0) = 1, the value Routes(n,m) = Routes(0,0) has been returned as output in this case, as required.</text:p>
      <text:p text:style-name="Standard"/>
      <text:p text:style-name="P2">Inductive step:</text:p>
      <text:p text:style-name="P2"><text:span text:style-name="T2"/></text:p>
      <text:p text:style-name="P2"><text:span text:style-name="T2">Let k be an arbitrary integer such that k ≥ 0. It is now necessary, and sufficient, to prove the following:</text:span></text:p>
      <text:p text:style-name="P2"><text:span text:style-name="T2"/></text:p>
      <text:p text:style-name="P2"><text:span text:style-name="T2">Inductive Claim: If the algorithm “routes1” is executed with the input n + m = k + 1 then this execution of the algorithm eventually terminates, and Routes(n+1, m) (or Routes(n, m+1), equivalently) is returned as output when this happens.</text:span></text:p>
      <text:p text:style-name="P2"><text:span text:style-name="T2"/></text:p>
      <text:p text:style-name="P2"><text:span text:style-name="T2">Assuming only the following:</text:span></text:p>
      <text:p text:style-name="P2"><text:span text:style-name="T2"/></text:p>
      <text:p text:style-name="P2"><text:span text:style-name="T2">Inductive Hypothesis: For every integer i such that 0 ≤ i ≤ k, if the algorithm “routes1” is executed with the input n + m = i, then this execution of the algorithm eventually terminates, and Routes(n, m) is returned as output when this happens.</text:span></text:p>
      <text:p text:style-name="P2"><text:span text:style-name="T2"/></text:p>
      <text:p text:style-name="P2"><text:span text:style-name="T2">With that noted, consider an execution of the algorithm on the input n = k + 1. Since k ≥ 0, <text:s/>n = k +1 ≥ 1, and this execution of the algorithm includes:</text:span></text:p>
      <text:list xml:id="list154712837" text:style-name="L2">
        <text:list-item>
          <text:list>
            <text:list-item>
              <text:p text:style-name="P3"><text:span text:style-name="T2">an execution of the test at step 1 which fails</text:span></text:p>
            </text:list-item>
            <text:list-item>
              <text:p text:style-name="P3"><text:span text:style-name="T2">an execution of the return statement at step 4</text:span></text:p>
            </text:list-item>
          </text:list>
        </text:list-item>
      </text:list>
      <text:p text:style-name="P2"><text:span text:style-name="T2"/></text:p>
      <text:p text:style-name="P2"><text:span text:style-name="T2">Now consider the execution of this return statement in more detail:</text:span></text:p>
      <text:p text:style-name="P2"><text:span text:style-name="T2"/></text:p>
      <text:p text:style-name="P2"><text:span text:style-name="T2">First, the algorithm is called recursively with input Routes(n-1, m). Since n = k + 1 and k ≥ 0, 0 ≤  routes1(n-1, m) ≤ k, and it follows by the inductive hypothesis that this recursive execution of the algorithm eventually terminates, with the </text:span></text:p>
      <text:p text:style-name="P2"><text:span text:style-name="T2"><text:tab/></text:span></text:p>
      <text:p text:style-name="P2"><text:span text:style-name="T2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padill </meta:initial-creator>
    <meta:creation-date>2013-10-02T16:07:26</meta:creation-date>
    <dc:date>2013-10-02T17:54:08</dc:date>
    <dc:creator>avpadill </dc:creator>
    <meta:editing-duration>PT1H46M42S</meta:editing-duration>
    <meta:editing-cycles>3</meta:editing-cycles>
    <meta:generator>LibreOffice/3.4$Unix LibreOffice_project/340m1$Build-502</meta:generator>
    <meta:document-statistic meta:table-count="0" meta:image-count="0" meta:object-count="0" meta:page-count="1" meta:paragraph-count="18" meta:word-count="378" meta:character-count="2045" meta:non-whitespace-character-count="1675"/>
  </office:meta>
</office:document-meta>
</file>